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" table:number-columns-repeated="1017" table:default-cell-style-name="ce4"/>
        <table:table-row table:style-name="ro1"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1.033cm" draw:caption-point-x="-0.61cm" draw:caption-point-y="1.516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formula="of:=NOW()" office:value-type="date" office:date-value="2020-04-24T18:20:44.23">
            <text:p>2020/4/24 18:20</text:p>
          </table:table-cell>
          <table:table-cell table:formula="of:=NOW()" office:value-type="date" office:date-value="2020-04-24T18:20:44.23">
            <text:p>2020/4/24 18:20</text:p>
          </table:table-cell>
          <table:table-cell table:formula="of:=NOW()" office:value-type="date" office:date-value="2020-04-24T18:20:44.23">
            <text:p>2020/4/24 18:20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2020/04/24</text:date>, <text:time>19:2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4T19:20:45.91</dc:date>
    <dc:creator>iwabuchi ken</dc:creator>
    <meta:editing-duration>PT6H54M40S</meta:editing-duration>
    <meta:editing-cycles>29</meta:editing-cycles>
    <meta:generator>OpenOffice/4.1.3$Win32 OpenOffice.org_project/413m1$Build-9783</meta:generator>
    <meta:document-statistic meta:table-count="3" meta:cell-count="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